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1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Euc From 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QRT([.A2]*[.A2] + [.B2]*[.B2])" office:value-type="float" office:value="10.1980390271856" calcext:value-type="float">
            <text:p>10.19803902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[.A3]*[.A3] + [.B3]*[.B3])" office:value-type="float" office:value="5.3851648071345" calcext:value-type="float">
            <text:p>5.38516480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[.A4]*[.A4] + [.B4]*[.B4])" office:value-type="float" office:value="8.94427190999916" calcext:value-type="float">
            <text:p>8.9442719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QRT([.A5]*[.A5] + [.B5]*[.B5])" office:value-type="float" office:value="9.4339811320566" calcext:value-type="float">
            <text:p>9.433981132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QRT([.A6]*[.A6] + [.B6]*[.B6])" office:value-type="float" office:value="8.60232526704263" calcext:value-type="float">
            <text:p>8.6023252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QRT([.A7]*[.A7] + [.B7]*[.B7])" office:value-type="float" office:value="7.21110255092798" calcext:value-type="float">
            <text:p>7.21110255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QRT([.A8]*[.A8] + [.B8]*[.B8])" office:value-type="float" office:value="2.23606797749979" calcext:value-type="float">
            <text:p>2.23606797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QRT([.A9]*[.A9] + [.B9]*[.B9])" office:value-type="float" office:value="9.8488578017961" calcext:value-type="float">
            <text:p>9.84885780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AVERAGE([.A2]; [.A5]; [.A9])" office:value-type="float" office:value="3.66666666666667" calcext:value-type="float">
            <text:p>3.6666666667</text:p>
          </table:table-cell>
          <table:table-cell table:formula="of:=AVERAGE([.B2]; [.B5]; [.B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$4:.A$7])/4" office:value-type="float" office:value="6.5" calcext:value-type="float">
            <text:p>6.5</text:p>
          </table:table-cell>
          <table:table-cell table:formula="of:=SUM([.B$4:.B$7])/4" office:value-type="float" office:value="5.25" calcext:value-type="float">
            <text:p>5.25</text:p>
          </table:table-cell>
          <table:table-cell/>
          <table:table-cell table:formula="of:=AVERAGE([.A4]; [.A6]; [.A7])" office:value-type="float" office:value="7" calcext:value-type="float">
            <text:p>7</text:p>
          </table:table-cell>
          <table:table-cell table:formula="of:=AVERAGE([.B4]; [.B6]; [.B7])" office:value-type="float" office:value="4.33333333333333" calcext:value-type="float">
            <text:p>4.3333333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$3]; [.A$8])/2" office:value-type="float" office:value="1.5" calcext:value-type="float">
            <text:p>1.5</text:p>
          </table:table-cell>
          <table:table-cell table:formula="of:=SUM([.B$3]; [.B$8])/2" office:value-type="float" office:value="3.5" calcext:value-type="float">
            <text:p>3.5</text:p>
          </table:table-cell>
          <table:table-cell/>
          <table:table-cell table:formula="of:=AVERAGE([.A3]; [.A8])" office:value-type="float" office:value="1.5" calcext:value-type="float">
            <text:p>1.5</text:p>
          </table:table-cell>
          <table:table-cell table:formula="of:=AVERAGE([.B3]; [.B8])" office:value-type="float" office:value="3.5" calcext:value-type="float">
            <text:p>3.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2"/>
        </table:table-row>
        <table:table-row table:style-name="ro1">
          <table:table-cell table:formula="of:=SQRT(SUM([.A12]*[.A12] + [.B12]*[.B12]))" office:value-type="float" office:value="10.1980390271856" calcext:value-type="float">
            <text:p>10.1980390272</text:p>
          </table:table-cell>
          <table:table-cell table:number-columns-repeated="2"/>
          <table:table-cell table:formula="of:=SQRT([.D12]*[.D12] + [.E12]*[.E12])" office:value-type="float" office:value="9.96242942258564" calcext:value-type="float">
            <text:p>9.9624294226</text:p>
          </table:table-cell>
          <table:table-cell table:number-columns-repeated="2"/>
          <table:table-cell table:formula="of:=SQRT([.G12]*[.G12] + [.H12]*[.H12])" office:value-type="float" office:value="9.7182531580755" calcext:value-type="float">
            <text:p>9.7182531581</text:p>
          </table:table-cell>
          <table:table-cell table:number-columns-repeated="2"/>
        </table:table-row>
        <table:table-row table:style-name="ro1">
          <table:table-cell table:formula="of:=SQRT(SUM([.A13]*[.A13] + [.B13]*[.B13]))" office:value-type="float" office:value="9.4339811320566" calcext:value-type="float">
            <text:p>9.4339811321</text:p>
          </table:table-cell>
          <table:table-cell table:number-columns-repeated="2"/>
          <table:table-cell table:formula="of:=SQRT([.D13]*[.D13] + [.E13]*[.E13])" office:value-type="float" office:value="8.3553874835342" calcext:value-type="float">
            <text:p>8.3553874835</text:p>
          </table:table-cell>
          <table:table-cell table:number-columns-repeated="2"/>
          <table:table-cell table:formula="of:=SQRT([.G13]*[.G13] + [.H13]*[.H13])" office:value-type="float" office:value="8.23272602348565" calcext:value-type="float">
            <text:p>8.2327260235</text:p>
          </table:table-cell>
          <table:table-cell table:number-columns-repeated="2"/>
        </table:table-row>
        <table:table-row table:style-name="ro1">
          <table:table-cell table:formula="of:=SQRT(SUM([.A14]*[.A14] + [.B14]*[.B14]))" office:value-type="float" office:value="2.23606797749979" calcext:value-type="float">
            <text:p>2.2360679775</text:p>
          </table:table-cell>
          <table:table-cell table:number-columns-repeated="2"/>
          <table:table-cell table:formula="of:=SQRT([.D14]*[.D14] + [.E14]*[.E14])" office:value-type="float" office:value="3.80788655293195" calcext:value-type="float">
            <text:p>3.8078865529</text:p>
          </table:table-cell>
          <table:table-cell table:number-columns-repeated="2"/>
          <table:table-cell table:formula="of:=SQRT([.G14]*[.G14] + [.H14]*[.H14])" office:value-type="float" office:value="3.80788655293195" calcext:value-type="float">
            <text:p>3.807886552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</table:table-row>
        <table:table-row table:style-name="ro1">
          <table:table-cell table:formula="of:=ABS([.$C2] - [.A$17])" office:value-type="float" office:value="0" calcext:value-type="float">
            <text:p>0</text:p>
          </table:table-cell>
          <table:table-cell table:formula="of:= ABS([.$C2]-[.A$18])" office:value-type="float" office:value="0.764057895128966" calcext:value-type="float">
            <text:p>0.7640578951</text:p>
          </table:table-cell>
          <table:table-cell table:formula="of:=ABS([.$C2]-[.A$19])" office:value-type="float" office:value="7.96197104968578" calcext:value-type="float">
            <text:p>7.9619710497</text:p>
          </table:table-cell>
          <table:table-cell table:formula="of:=ABS([.$C2] - [.D$17])" office:value-type="float" office:value="0.235609604599931" calcext:value-type="float">
            <text:p>0.2356096046</text:p>
          </table:table-cell>
          <table:table-cell table:formula="of:=ABS([.$C2] - [.D$18])" office:value-type="float" office:value="1.84265154365137" calcext:value-type="float">
            <text:p>1.8426515437</text:p>
          </table:table-cell>
          <table:table-cell table:formula="of:=ABS([.$C2] - [.D$19])" office:value-type="float" office:value="6.39015247425361" calcext:value-type="float">
            <text:p>6.3901524743</text:p>
          </table:table-cell>
          <table:table-cell table:formula="of:=ABS([.$C2] - [.G$17])" office:value-type="float" office:value="0.479785869110069" calcext:value-type="float">
            <text:p>0.4797858691</text:p>
          </table:table-cell>
          <table:table-cell table:formula="of:=ABS([.$C2] - [.G$18])" office:value-type="float" office:value="1.96531300369992" calcext:value-type="float">
            <text:p>1.9653130037</text:p>
          </table:table-cell>
          <table:table-cell table:formula="of:=ABS([.$C2] - [.G$19])" office:value-type="float" office:value="6.39015247425361" calcext:value-type="float">
            <text:p>6.3901524743</text:p>
          </table:table-cell>
        </table:table-row>
        <table:table-row table:style-name="ro1">
          <table:table-cell table:formula="of:=ABS([.$C3] - [.A$17])" office:value-type="float" office:value="4.81287422005107" calcext:value-type="float">
            <text:p>4.8128742201</text:p>
          </table:table-cell>
          <table:table-cell table:formula="of:= ABS([.$C3]-[.A$18])" office:value-type="float" office:value="4.0488163249221" calcext:value-type="float">
            <text:p>4.0488163249</text:p>
          </table:table-cell>
          <table:table-cell table:formula="of:=ABS([.$C3]-[.A$19])" office:value-type="float" office:value="3.14909682963471" calcext:value-type="float">
            <text:p>3.1490968296</text:p>
          </table:table-cell>
          <table:table-cell table:formula="of:=ABS([.$C3] - [.D$17])" office:value-type="float" office:value="4.57726461545113" calcext:value-type="float">
            <text:p>4.5772646155</text:p>
          </table:table-cell>
          <table:table-cell table:formula="of:=ABS([.$C3] - [.D$18])" office:value-type="float" office:value="2.9702226763997" calcext:value-type="float">
            <text:p>2.9702226764</text:p>
          </table:table-cell>
          <table:table-cell table:formula="of:=ABS([.$C3] - [.D$19])" office:value-type="float" office:value="1.57727825420255" calcext:value-type="float">
            <text:p>1.5772782542</text:p>
          </table:table-cell>
          <table:table-cell table:formula="of:=ABS([.$C3] - [.G$17])" office:value-type="float" office:value="4.333088350941" calcext:value-type="float">
            <text:p>4.3330883509</text:p>
          </table:table-cell>
          <table:table-cell table:formula="of:=ABS([.$C3] - [.G$18])" office:value-type="float" office:value="2.84756121635114" calcext:value-type="float">
            <text:p>2.8475612164</text:p>
          </table:table-cell>
          <table:table-cell table:formula="of:=ABS([.$C3] - [.G$19])" office:value-type="float" office:value="1.57727825420255" calcext:value-type="float">
            <text:p>1.5772782542</text:p>
          </table:table-cell>
        </table:table-row>
        <table:table-row table:style-name="ro1">
          <table:table-cell table:formula="of:=ABS([.$C4] - [.A$17])" office:value-type="float" office:value="1.25376711718641" calcext:value-type="float">
            <text:p>1.2537671172</text:p>
          </table:table-cell>
          <table:table-cell table:formula="of:= ABS([.$C4]-[.A$18])" office:value-type="float" office:value="0.489709222057444" calcext:value-type="float">
            <text:p>0.4897092221</text:p>
          </table:table-cell>
          <table:table-cell table:formula="of:=ABS([.$C4]-[.A$19])" office:value-type="float" office:value="6.70820393249937" calcext:value-type="float">
            <text:p>6.7082039325</text:p>
          </table:table-cell>
          <table:table-cell table:formula="of:=ABS([.$C4] - [.D$17])" office:value-type="float" office:value="1.01815751258648" calcext:value-type="float">
            <text:p>1.0181575126</text:p>
          </table:table-cell>
          <table:table-cell table:formula="of:=ABS([.$C4] - [.D$18])" office:value-type="float" office:value="0.588884426464958" calcext:value-type="float">
            <text:p>0.5888844265</text:p>
          </table:table-cell>
          <table:table-cell table:formula="of:=ABS([.$C4] - [.D$19])" office:value-type="float" office:value="5.13638535706721" calcext:value-type="float">
            <text:p>5.1363853571</text:p>
          </table:table-cell>
          <table:table-cell table:formula="of:=ABS([.$C4] - [.G$17])" office:value-type="float" office:value="0.773981248076341" calcext:value-type="float">
            <text:p>0.7739812481</text:p>
          </table:table-cell>
          <table:table-cell table:formula="of:=ABS([.$C4] - [.G$18])" office:value-type="float" office:value="0.711545886513514" calcext:value-type="float">
            <text:p>0.7115458865</text:p>
          </table:table-cell>
          <table:table-cell table:formula="of:=ABS([.$C4] - [.G$19])" office:value-type="float" office:value="5.13638535706721" calcext:value-type="float">
            <text:p>5.1363853571</text:p>
          </table:table-cell>
        </table:table-row>
        <table:table-row table:style-name="ro1">
          <table:table-cell table:formula="of:=ABS([.$C5] - [.A$17])" office:value-type="float" office:value="0.764057895128966" calcext:value-type="float">
            <text:p>0.7640578951</text:p>
          </table:table-cell>
          <table:table-cell table:formula="of:= ABS([.$C5]-[.A$18])" office:value-type="float" office:value="0" calcext:value-type="float">
            <text:p>0</text:p>
          </table:table-cell>
          <table:table-cell table:formula="of:=ABS([.$C5]-[.A$19])" office:value-type="float" office:value="7.19791315455681" calcext:value-type="float">
            <text:p>7.1979131546</text:p>
          </table:table-cell>
          <table:table-cell table:formula="of:=ABS([.$C5] - [.D$17])" office:value-type="float" office:value="0.528448290529035" calcext:value-type="float">
            <text:p>0.5284482905</text:p>
          </table:table-cell>
          <table:table-cell table:formula="of:=ABS([.$C5] - [.D$18])" office:value-type="float" office:value="1.0785936485224" calcext:value-type="float">
            <text:p>1.0785936485</text:p>
          </table:table-cell>
          <table:table-cell table:formula="of:=ABS([.$C5] - [.D$19])" office:value-type="float" office:value="5.62609457912465" calcext:value-type="float">
            <text:p>5.6260945791</text:p>
          </table:table-cell>
          <table:table-cell table:formula="of:=ABS([.$C5] - [.G$17])" office:value-type="float" office:value="0.284272026018897" calcext:value-type="float">
            <text:p>0.284272026</text:p>
          </table:table-cell>
          <table:table-cell table:formula="of:=ABS([.$C5] - [.G$18])" office:value-type="float" office:value="1.20125510857096" calcext:value-type="float">
            <text:p>1.2012551086</text:p>
          </table:table-cell>
          <table:table-cell table:formula="of:=ABS([.$C5] - [.G$19])" office:value-type="float" office:value="5.62609457912465" calcext:value-type="float">
            <text:p>5.6260945791</text:p>
          </table:table-cell>
        </table:table-row>
        <table:table-row table:style-name="ro1">
          <table:table-cell table:formula="of:=ABS([.$C6] - [.A$17])" office:value-type="float" office:value="1.59571376014294" calcext:value-type="float">
            <text:p>1.5957137601</text:p>
          </table:table-cell>
          <table:table-cell table:formula="of:= ABS([.$C6]-[.A$18])" office:value-type="float" office:value="0.831655865013977" calcext:value-type="float">
            <text:p>0.831655865</text:p>
          </table:table-cell>
          <table:table-cell table:formula="of:=ABS([.$C6]-[.A$19])" office:value-type="float" office:value="6.36625728954284" calcext:value-type="float">
            <text:p>6.3662572895</text:p>
          </table:table-cell>
          <table:table-cell table:formula="of:=ABS([.$C6] - [.D$17])" office:value-type="float" office:value="1.36010415554301" calcext:value-type="float">
            <text:p>1.3601041555</text:p>
          </table:table-cell>
          <table:table-cell table:formula="of:=ABS([.$C6] - [.D$18])" office:value-type="float" office:value="0.246937783508425" calcext:value-type="float">
            <text:p>0.2469377835</text:p>
          </table:table-cell>
          <table:table-cell table:formula="of:=ABS([.$C6] - [.D$19])" office:value-type="float" office:value="4.79443871411067" calcext:value-type="float">
            <text:p>4.7944387141</text:p>
          </table:table-cell>
          <table:table-cell table:formula="of:=ABS([.$C6] - [.G$17])" office:value-type="float" office:value="1.11592789103287" calcext:value-type="float">
            <text:p>1.115927891</text:p>
          </table:table-cell>
          <table:table-cell table:formula="of:=ABS([.$C6] - [.G$18])" office:value-type="float" office:value="0.369599243556982" calcext:value-type="float">
            <text:p>0.3695992436</text:p>
          </table:table-cell>
          <table:table-cell table:formula="of:=ABS([.$C6] - [.G$19])" office:value-type="float" office:value="4.79443871411067" calcext:value-type="float">
            <text:p>4.7944387141</text:p>
          </table:table-cell>
        </table:table-row>
        <table:table-row table:style-name="ro1">
          <table:table-cell table:formula="of:=ABS([.$C7] - [.A$17])" office:value-type="float" office:value="2.98693647625759" calcext:value-type="float">
            <text:p>2.9869364763</text:p>
          </table:table-cell>
          <table:table-cell table:formula="of:= ABS([.$C7]-[.A$18])" office:value-type="float" office:value="2.22287858112862" calcext:value-type="float">
            <text:p>2.2228785811</text:p>
          </table:table-cell>
          <table:table-cell table:formula="of:=ABS([.$C7]-[.A$19])" office:value-type="float" office:value="4.97503457342819" calcext:value-type="float">
            <text:p>4.9750345734</text:p>
          </table:table-cell>
          <table:table-cell table:formula="of:=ABS([.$C7] - [.D$17])" office:value-type="float" office:value="2.75132687165766" calcext:value-type="float">
            <text:p>2.7513268717</text:p>
          </table:table-cell>
          <table:table-cell table:formula="of:=ABS([.$C7] - [.D$18])" office:value-type="float" office:value="1.14428493260622" calcext:value-type="float">
            <text:p>1.1442849326</text:p>
          </table:table-cell>
          <table:table-cell table:formula="of:=ABS([.$C7] - [.D$19])" office:value-type="float" office:value="3.40321599799602" calcext:value-type="float">
            <text:p>3.403215998</text:p>
          </table:table-cell>
          <table:table-cell table:formula="of:=ABS([.$C7] - [.G$17])" office:value-type="float" office:value="2.50715060714752" calcext:value-type="float">
            <text:p>2.5071506071</text:p>
          </table:table-cell>
          <table:table-cell table:formula="of:=ABS([.$C7] - [.G$18])" office:value-type="float" office:value="1.02162347255767" calcext:value-type="float">
            <text:p>1.0216234726</text:p>
          </table:table-cell>
          <table:table-cell table:formula="of:=ABS([.$C7] - [.G$19])" office:value-type="float" office:value="3.40321599799602" calcext:value-type="float">
            <text:p>3.403215998</text:p>
          </table:table-cell>
        </table:table-row>
        <table:table-row table:style-name="ro1">
          <table:table-cell table:formula="of:=ABS([.$C8] - [.A$17])" office:value-type="float" office:value="7.96197104968578" calcext:value-type="float">
            <text:p>7.9619710497</text:p>
          </table:table-cell>
          <table:table-cell table:formula="of:= ABS([.$C8]-[.A$18])" office:value-type="float" office:value="7.19791315455681" calcext:value-type="float">
            <text:p>7.1979131546</text:p>
          </table:table-cell>
          <table:table-cell table:formula="of:=ABS([.$C8]-[.A$19])" office:value-type="float" office:value="0" calcext:value-type="float">
            <text:p>0</text:p>
          </table:table-cell>
          <table:table-cell table:formula="of:=ABS([.$C8] - [.D$17])" office:value-type="float" office:value="7.72636144508585" calcext:value-type="float">
            <text:p>7.7263614451</text:p>
          </table:table-cell>
          <table:table-cell table:formula="of:=ABS([.$C8] - [.D$18])" office:value-type="float" office:value="6.11931950603441" calcext:value-type="float">
            <text:p>6.119319506</text:p>
          </table:table-cell>
          <table:table-cell table:formula="of:=ABS([.$C8] - [.D$19])" office:value-type="float" office:value="1.57181857543216" calcext:value-type="float">
            <text:p>1.5718185754</text:p>
          </table:table-cell>
          <table:table-cell table:formula="of:=ABS([.$C8] - [.G$17])" office:value-type="float" office:value="7.48218518057571" calcext:value-type="float">
            <text:p>7.4821851806</text:p>
          </table:table-cell>
          <table:table-cell table:formula="of:=ABS([.$C8] - [.G$18])" office:value-type="float" office:value="5.99665804598586" calcext:value-type="float">
            <text:p>5.996658046</text:p>
          </table:table-cell>
          <table:table-cell table:formula="of:=ABS([.$C8] - [.G$19])" office:value-type="float" office:value="1.57181857543216" calcext:value-type="float">
            <text:p>1.5718185754</text:p>
          </table:table-cell>
        </table:table-row>
        <table:table-row table:style-name="ro1">
          <table:table-cell table:formula="of:=ABS([.$C9] - [.A$17])" office:value-type="float" office:value="0.349181225389465" calcext:value-type="float">
            <text:p>0.3491812254</text:p>
          </table:table-cell>
          <table:table-cell table:formula="of:= ABS([.$C9]-[.A$18])" office:value-type="float" office:value="0.414876669739501" calcext:value-type="float">
            <text:p>0.4148766697</text:p>
          </table:table-cell>
          <table:table-cell table:formula="of:=ABS([.$C9]-[.A$19])" office:value-type="float" office:value="7.61278982429631" calcext:value-type="float">
            <text:p>7.6127898243</text:p>
          </table:table-cell>
          <table:table-cell table:formula="of:=ABS([.$C9] - [.D$17])" office:value-type="float" office:value="0.113571620789534" calcext:value-type="float">
            <text:p>0.1135716208</text:p>
          </table:table-cell>
          <table:table-cell table:formula="of:=ABS([.$C9] - [.D$18])" office:value-type="float" office:value="1.4934703182619" calcext:value-type="float">
            <text:p>1.4934703183</text:p>
          </table:table-cell>
          <table:table-cell table:formula="of:=ABS([.$C9] - [.D$19])" office:value-type="float" office:value="6.04097124886415" calcext:value-type="float">
            <text:p>6.0409712489</text:p>
          </table:table-cell>
          <table:table-cell table:formula="of:=ABS([.$C9] - [.G$17])" office:value-type="float" office:value="0.130604643720604" calcext:value-type="float">
            <text:p>0.1306046437</text:p>
          </table:table-cell>
          <table:table-cell table:formula="of:=ABS([.$C9] - [.G$18])" office:value-type="float" office:value="1.61613177831046" calcext:value-type="float">
            <text:p>1.6161317783</text:p>
          </table:table-cell>
          <table:table-cell table:formula="of:=ABS([.$C9] - [.G$19])" office:value-type="float" office:value="6.04097124886415" calcext:value-type="float">
            <text:p>6.0409712489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6:23.261000000</meta:creation-date>
    <dc:date>2016-05-03T20:22:07.287000000</dc:date>
    <meta:editing-duration>PT7M34S</meta:editing-duration>
    <meta:editing-cycles>3</meta:editing-cycles>
    <meta:generator>LibreOffice/5.0.2.2$Windows_x86 LibreOffice_project/37b43f919e4de5eeaca9b9755ed688758a8251fe</meta:generator>
    <meta:document-statistic meta:table-count="1" meta:cell-count="174" meta:object-count="0"/>
  </office:meta>
</office:document-meta>
</file>